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0466614687A174D8.png" manifest:media-type="image/png"/>
  <manifest:file-entry manifest:full-path="Pictures/1000000100000280000001E06A5F1C13555E51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6e6" officeooo:paragraph-rsid="000016e6"/>
    </style:style>
    <style:style style:name="P2" style:family="paragraph" style:parent-style-name="Standard">
      <style:text-properties fo:font-weight="bold" officeooo:rsid="000016e6" officeooo:paragraph-rsid="000016e6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84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66in, 0in, 0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1 Figure Illustration:</text:p>
      <text:p text:style-name="P1"><draw:frame draw:style-name="fr2" draw:name="Image1" text:anchor-type="char" svg:x="0.6445in" svg:y="0.1717in" svg:width="5.7236in" svg:height="3.9583in" draw:z-index="0"><draw:image xlink:href="Pictures/1000000100000280000001E06A5F1C13555E51DA.png" xlink:type="simple" xlink:show="embed" xlink:actuate="onLoad" draw:mime-type="image/png"/></draw:frame></text:p>
      <text:p text:style-name="P2"/>
      <text:p text:style-name="P2">Part 2 Figure Illustration:</text:p>
      <text:p text:style-name="P1"><draw:frame draw:style-name="fr1" draw:name="Image2" text:anchor-type="char" svg:x="0.6654in" svg:y="0.1689in" svg:width="5.7575in" svg:height="4.0945in" draw:z-index="1"><draw:image xlink:href="Pictures/1000000100000280000001E00466614687A174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6:02:47.262407047</meta:creation-date>
    <dc:date>2024-10-05T16:06:07.342401956</dc:date>
    <meta:editing-duration>PT3M20S</meta:editing-duration>
    <meta:editing-cycles>1</meta:editing-cycles>
    <meta:document-statistic meta:table-count="0" meta:image-count="2" meta:object-count="0" meta:page-count="1" meta:paragraph-count="2" meta:word-count="8" meta:character-count="54" meta:non-whitespace-character-count="48"/>
    <meta:generator>LibreOffice/7.3.7.2$Linux_X86_64 LibreOffice_project/30$Build-2</meta:generator>
  </office:meta>
</office:document-meta>
</file>